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ze-asta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506.11" calcext:value-type="float">
            <text:p>1506.11</text:p>
          </table:table-cell>
          <table:table-cell office:value-type="float" office:value="2310.97" calcext:value-type="float">
            <text:p>2310.9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240.14" calcext:value-type="float">
            <text:p>1240.14</text:p>
          </table:table-cell>
          <table:table-cell office:value-type="float" office:value="2310.97" calcext:value-type="float">
            <text:p>2310.9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100.66" calcext:value-type="float">
            <text:p>1100.66</text:p>
          </table:table-cell>
          <table:table-cell office:value-type="float" office:value="2310.97" calcext:value-type="float">
            <text:p>2310.9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268.06" calcext:value-type="float">
            <text:p>1268.06</text:p>
          </table:table-cell>
          <table:table-cell office:value-type="float" office:value="2310.97" calcext:value-type="float">
            <text:p>2310.9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56.87" calcext:value-type="float">
            <text:p>1056.87</text:p>
          </table:table-cell>
          <table:table-cell office:value-type="float" office:value="2310.97" calcext:value-type="float">
            <text:p>2310.9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11.17" calcext:value-type="float">
            <text:p>1011.17</text:p>
          </table:table-cell>
          <table:table-cell office:value-type="float" office:value="2310.97" calcext:value-type="float">
            <text:p>2310.9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02.41" calcext:value-type="float">
            <text:p>1002.41</text:p>
          </table:table-cell>
          <table:table-cell office:value-type="float" office:value="2310.97" calcext:value-type="float">
            <text:p>2310.9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02" calcext:value-type="float">
            <text:p>1002</text:p>
          </table:table-cell>
          <table:table-cell office:value-type="float" office:value="2310.97" calcext:value-type="float">
            <text:p>2310.9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00.85" calcext:value-type="float">
            <text:p>1000.85</text:p>
          </table:table-cell>
          <table:table-cell office:value-type="float" office:value="2310.97" calcext:value-type="float">
            <text:p>2310.97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52.966" calcext:value-type="float">
            <text:p>152.966</text:p>
          </table:table-cell>
          <table:table-cell office:value-type="float" office:value="253.23" calcext:value-type="float">
            <text:p>253.23</text:p>
          </table:table-cell>
          <table:table-cell office:value-type="float" office:value="226.824" calcext:value-type="float">
            <text:p>226.824</text:p>
          </table:table-cell>
          <table:table-cell office:value-type="float" office:value="425.939" calcext:value-type="float">
            <text:p>425.939</text:p>
          </table:table-cell>
          <table:table-cell office:value-type="float" office:value="1000.77" calcext:value-type="float">
            <text:p>1000.77</text:p>
          </table:table-cell>
          <table:table-cell office:value-type="float" office:value="2310.97" calcext:value-type="float">
            <text:p>2310.9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02.429" calcext:value-type="float">
            <text:p>802.429</text:p>
          </table:table-cell>
          <table:table-cell office:value-type="float" office:value="1417.49" calcext:value-type="float">
            <text:p>1417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00.169" calcext:value-type="float">
            <text:p>800.169</text:p>
          </table:table-cell>
          <table:table-cell office:value-type="float" office:value="1417.49" calcext:value-type="float">
            <text:p>1417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792.598" calcext:value-type="float">
            <text:p>792.598</text:p>
          </table:table-cell>
          <table:table-cell office:value-type="float" office:value="1417.49" calcext:value-type="float">
            <text:p>1417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795.02" calcext:value-type="float">
            <text:p>795.02</text:p>
          </table:table-cell>
          <table:table-cell office:value-type="float" office:value="1417.49" calcext:value-type="float">
            <text:p>1417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09.8" calcext:value-type="float">
            <text:p>809.8</text:p>
          </table:table-cell>
          <table:table-cell office:value-type="float" office:value="1417.49" calcext:value-type="float">
            <text:p>1417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25.575" calcext:value-type="float">
            <text:p>825.575</text:p>
          </table:table-cell>
          <table:table-cell office:value-type="float" office:value="1417.49" calcext:value-type="float">
            <text:p>1417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19.502" calcext:value-type="float">
            <text:p>819.502</text:p>
          </table:table-cell>
          <table:table-cell office:value-type="float" office:value="1417.49" calcext:value-type="float">
            <text:p>1417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23.449" calcext:value-type="float">
            <text:p>823.449</text:p>
          </table:table-cell>
          <table:table-cell office:value-type="float" office:value="1417.49" calcext:value-type="float">
            <text:p>1417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26.611" calcext:value-type="float">
            <text:p>826.611</text:p>
          </table:table-cell>
          <table:table-cell office:value-type="float" office:value="1417.49" calcext:value-type="float">
            <text:p>1417.4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34.965" calcext:value-type="float">
            <text:p>134.965</text:p>
          </table:table-cell>
          <table:table-cell office:value-type="float" office:value="76.9935" calcext:value-type="float">
            <text:p>76.9935</text:p>
          </table:table-cell>
          <table:table-cell office:value-type="float" office:value="350.115" calcext:value-type="float">
            <text:p>350.115</text:p>
          </table:table-cell>
          <table:table-cell office:value-type="float" office:value="418.1" calcext:value-type="float">
            <text:p>418.1</text:p>
          </table:table-cell>
          <table:table-cell office:value-type="float" office:value="826.193" calcext:value-type="float">
            <text:p>826.193</text:p>
          </table:table-cell>
          <table:table-cell office:value-type="float" office:value="1417.49" calcext:value-type="float">
            <text:p>1417.4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547.465" calcext:value-type="float">
            <text:p>547.465</text:p>
          </table:table-cell>
          <table:table-cell office:value-type="float" office:value="1874.89" calcext:value-type="float">
            <text:p>1874.8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548.237" calcext:value-type="float">
            <text:p>548.237</text:p>
          </table:table-cell>
          <table:table-cell office:value-type="float" office:value="1874.89" calcext:value-type="float">
            <text:p>1874.8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545.458" calcext:value-type="float">
            <text:p>545.458</text:p>
          </table:table-cell>
          <table:table-cell office:value-type="float" office:value="1874.89" calcext:value-type="float">
            <text:p>1874.8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547.506" calcext:value-type="float">
            <text:p>547.506</text:p>
          </table:table-cell>
          <table:table-cell office:value-type="float" office:value="1874.89" calcext:value-type="float">
            <text:p>1874.8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544.399" calcext:value-type="float">
            <text:p>544.399</text:p>
          </table:table-cell>
          <table:table-cell office:value-type="float" office:value="1874.89" calcext:value-type="float">
            <text:p>1874.8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549.749" calcext:value-type="float">
            <text:p>549.749</text:p>
          </table:table-cell>
          <table:table-cell office:value-type="float" office:value="1874.89" calcext:value-type="float">
            <text:p>1874.8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544.95" calcext:value-type="float">
            <text:p>544.95</text:p>
          </table:table-cell>
          <table:table-cell office:value-type="float" office:value="1874.89" calcext:value-type="float">
            <text:p>1874.8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546.062" calcext:value-type="float">
            <text:p>546.062</text:p>
          </table:table-cell>
          <table:table-cell office:value-type="float" office:value="1874.89" calcext:value-type="float">
            <text:p>1874.8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545.028" calcext:value-type="float">
            <text:p>545.028</text:p>
          </table:table-cell>
          <table:table-cell office:value-type="float" office:value="1874.89" calcext:value-type="float">
            <text:p>1874.89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172.069" calcext:value-type="float">
            <text:p>172.069</text:p>
          </table:table-cell>
          <table:table-cell office:value-type="float" office:value="456.098" calcext:value-type="float">
            <text:p>456.098</text:p>
          </table:table-cell>
          <table:table-cell office:value-type="float" office:value="101.438" calcext:value-type="float">
            <text:p>101.438</text:p>
          </table:table-cell>
          <table:table-cell office:value-type="float" office:value="15.6757" calcext:value-type="float">
            <text:p>15.6757</text:p>
          </table:table-cell>
          <table:table-cell office:value-type="float" office:value="547.408" calcext:value-type="float">
            <text:p>547.408</text:p>
          </table:table-cell>
          <table:table-cell office:value-type="float" office:value="1874.89" calcext:value-type="float">
            <text:p>1874.8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765.829" calcext:value-type="float">
            <text:p>765.829</text:p>
          </table:table-cell>
          <table:table-cell office:value-type="float" office:value="1573.04" calcext:value-type="float">
            <text:p>1573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762.604" calcext:value-type="float">
            <text:p>762.604</text:p>
          </table:table-cell>
          <table:table-cell office:value-type="float" office:value="1573.04" calcext:value-type="float">
            <text:p>1573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764.566" calcext:value-type="float">
            <text:p>764.566</text:p>
          </table:table-cell>
          <table:table-cell office:value-type="float" office:value="1573.04" calcext:value-type="float">
            <text:p>1573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763.96" calcext:value-type="float">
            <text:p>763.96</text:p>
          </table:table-cell>
          <table:table-cell office:value-type="float" office:value="1573.04" calcext:value-type="float">
            <text:p>1573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770.943" calcext:value-type="float">
            <text:p>770.943</text:p>
          </table:table-cell>
          <table:table-cell office:value-type="float" office:value="1573.04" calcext:value-type="float">
            <text:p>1573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766.016" calcext:value-type="float">
            <text:p>766.016</text:p>
          </table:table-cell>
          <table:table-cell office:value-type="float" office:value="1573.04" calcext:value-type="float">
            <text:p>1573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766.548" calcext:value-type="float">
            <text:p>766.548</text:p>
          </table:table-cell>
          <table:table-cell office:value-type="float" office:value="1573.04" calcext:value-type="float">
            <text:p>1573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770.443" calcext:value-type="float">
            <text:p>770.443</text:p>
          </table:table-cell>
          <table:table-cell office:value-type="float" office:value="1573.04" calcext:value-type="float">
            <text:p>1573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764.395" calcext:value-type="float">
            <text:p>764.395</text:p>
          </table:table-cell>
          <table:table-cell office:value-type="float" office:value="1573.04" calcext:value-type="float">
            <text:p>1573.04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449.339" calcext:value-type="float">
            <text:p>449.339</text:p>
          </table:table-cell>
          <table:table-cell office:value-type="float" office:value="372.447" calcext:value-type="float">
            <text:p>372.447</text:p>
          </table:table-cell>
          <table:table-cell office:value-type="float" office:value="276.931" calcext:value-type="float">
            <text:p>276.931</text:p>
          </table:table-cell>
          <table:table-cell office:value-type="float" office:value="67.3066" calcext:value-type="float">
            <text:p>67.3066</text:p>
          </table:table-cell>
          <table:table-cell office:value-type="float" office:value="767.083" calcext:value-type="float">
            <text:p>767.083</text:p>
          </table:table-cell>
          <table:table-cell office:value-type="float" office:value="1573.04" calcext:value-type="float">
            <text:p>1573.0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55.602" calcext:value-type="float">
            <text:p>755.602</text:p>
          </table:table-cell>
          <table:table-cell office:value-type="float" office:value="2576.28" calcext:value-type="float">
            <text:p>2576.2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52.627" calcext:value-type="float">
            <text:p>752.627</text:p>
          </table:table-cell>
          <table:table-cell office:value-type="float" office:value="2576.28" calcext:value-type="float">
            <text:p>2576.2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46.883" calcext:value-type="float">
            <text:p>746.883</text:p>
          </table:table-cell>
          <table:table-cell office:value-type="float" office:value="2576.28" calcext:value-type="float">
            <text:p>2576.2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48.853" calcext:value-type="float">
            <text:p>748.853</text:p>
          </table:table-cell>
          <table:table-cell office:value-type="float" office:value="2576.28" calcext:value-type="float">
            <text:p>2576.2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48.85" calcext:value-type="float">
            <text:p>748.85</text:p>
          </table:table-cell>
          <table:table-cell office:value-type="float" office:value="2576.28" calcext:value-type="float">
            <text:p>2576.2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58.392" calcext:value-type="float">
            <text:p>758.392</text:p>
          </table:table-cell>
          <table:table-cell office:value-type="float" office:value="2576.28" calcext:value-type="float">
            <text:p>2576.2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10.619" calcext:value-type="float">
            <text:p>710.619</text:p>
          </table:table-cell>
          <table:table-cell office:value-type="float" office:value="2576.28" calcext:value-type="float">
            <text:p>2576.2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17.428" calcext:value-type="float">
            <text:p>717.428</text:p>
          </table:table-cell>
          <table:table-cell office:value-type="float" office:value="2576.28" calcext:value-type="float">
            <text:p>2576.2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08.055" calcext:value-type="float">
            <text:p>708.055</text:p>
          </table:table-cell>
          <table:table-cell office:value-type="float" office:value="2576.28" calcext:value-type="float">
            <text:p>2576.28</text:p>
          </table:table-cell>
        </table:table-row>
        <table:table-row table:style-name="ro1">
          <table:table-cell office:value-type="string" calcext:value-type="string">
            <text:p>labirynt3.pgm</text:p>
          </table:table-cell>
          <table:table-cell office:value-type="string" calcext:value-type="string">
            <text:p>astar</text:p>
          </table:table-cell>
          <table:table-cell office:value-type="float" office:value="211.798" calcext:value-type="float">
            <text:p>211.798</text:p>
          </table:table-cell>
          <table:table-cell office:value-type="float" office:value="398.709" calcext:value-type="float">
            <text:p>398.709</text:p>
          </table:table-cell>
          <table:table-cell office:value-type="float" office:value="298.958" calcext:value-type="float">
            <text:p>298.958</text:p>
          </table:table-cell>
          <table:table-cell office:value-type="float" office:value="93.5073" calcext:value-type="float">
            <text:p>93.5073</text:p>
          </table:table-cell>
          <table:table-cell office:value-type="float" office:value="713.203" calcext:value-type="float">
            <text:p>713.203</text:p>
          </table:table-cell>
          <table:table-cell office:value-type="float" office:value="2576.28" calcext:value-type="float">
            <text:p>2576.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259.768" calcext:value-type="float">
            <text:p>259.768</text:p>
          </table:table-cell>
          <table:table-cell office:value-type="float" office:value="1052.8" calcext:value-type="float">
            <text:p>1052.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258.463" calcext:value-type="float">
            <text:p>258.463</text:p>
          </table:table-cell>
          <table:table-cell office:value-type="float" office:value="1052.8" calcext:value-type="float">
            <text:p>1052.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261.182" calcext:value-type="float">
            <text:p>261.182</text:p>
          </table:table-cell>
          <table:table-cell office:value-type="float" office:value="1052.8" calcext:value-type="float">
            <text:p>1052.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258.578" calcext:value-type="float">
            <text:p>258.578</text:p>
          </table:table-cell>
          <table:table-cell office:value-type="float" office:value="1052.8" calcext:value-type="float">
            <text:p>1052.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257.979" calcext:value-type="float">
            <text:p>257.979</text:p>
          </table:table-cell>
          <table:table-cell office:value-type="float" office:value="1052.8" calcext:value-type="float">
            <text:p>1052.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256.416" calcext:value-type="float">
            <text:p>256.416</text:p>
          </table:table-cell>
          <table:table-cell office:value-type="float" office:value="1052.8" calcext:value-type="float">
            <text:p>1052.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257.855" calcext:value-type="float">
            <text:p>257.855</text:p>
          </table:table-cell>
          <table:table-cell office:value-type="float" office:value="1052.8" calcext:value-type="float">
            <text:p>1052.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257.387" calcext:value-type="float">
            <text:p>257.387</text:p>
          </table:table-cell>
          <table:table-cell office:value-type="float" office:value="1052.8" calcext:value-type="float">
            <text:p>1052.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258.963" calcext:value-type="float">
            <text:p>258.963</text:p>
          </table:table-cell>
          <table:table-cell office:value-type="float" office:value="1052.8" calcext:value-type="float">
            <text:p>1052.8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22.954" calcext:value-type="float">
            <text:p>422.954</text:p>
          </table:table-cell>
          <table:table-cell office:value-type="float" office:value="53.9657" calcext:value-type="float">
            <text:p>53.9657</text:p>
          </table:table-cell>
          <table:table-cell office:value-type="float" office:value="145.191" calcext:value-type="float">
            <text:p>145.191</text:p>
          </table:table-cell>
          <table:table-cell office:value-type="float" office:value="33.5684" calcext:value-type="float">
            <text:p>33.5684</text:p>
          </table:table-cell>
          <table:table-cell office:value-type="float" office:value="260.313" calcext:value-type="float">
            <text:p>260.313</text:p>
          </table:table-cell>
          <table:table-cell office:value-type="float" office:value="1052.8" calcext:value-type="float">
            <text:p>1052.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682.011" calcext:value-type="float">
            <text:p>682.011</text:p>
          </table:table-cell>
          <table:table-cell office:value-type="float" office:value="2340.46" calcext:value-type="float">
            <text:p>2340.4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686.715" calcext:value-type="float">
            <text:p>686.715</text:p>
          </table:table-cell>
          <table:table-cell office:value-type="float" office:value="2340.46" calcext:value-type="float">
            <text:p>2340.4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682.079" calcext:value-type="float">
            <text:p>682.079</text:p>
          </table:table-cell>
          <table:table-cell office:value-type="float" office:value="2340.46" calcext:value-type="float">
            <text:p>2340.4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680.622" calcext:value-type="float">
            <text:p>680.622</text:p>
          </table:table-cell>
          <table:table-cell office:value-type="float" office:value="2340.46" calcext:value-type="float">
            <text:p>2340.4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684.083" calcext:value-type="float">
            <text:p>684.083</text:p>
          </table:table-cell>
          <table:table-cell office:value-type="float" office:value="2340.46" calcext:value-type="float">
            <text:p>2340.4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687.991" calcext:value-type="float">
            <text:p>687.991</text:p>
          </table:table-cell>
          <table:table-cell office:value-type="float" office:value="2340.46" calcext:value-type="float">
            <text:p>2340.4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684.025" calcext:value-type="float">
            <text:p>684.025</text:p>
          </table:table-cell>
          <table:table-cell office:value-type="float" office:value="2340.46" calcext:value-type="float">
            <text:p>2340.4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683.062" calcext:value-type="float">
            <text:p>683.062</text:p>
          </table:table-cell>
          <table:table-cell office:value-type="float" office:value="2340.46" calcext:value-type="float">
            <text:p>2340.4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685.689" calcext:value-type="float">
            <text:p>685.689</text:p>
          </table:table-cell>
          <table:table-cell office:value-type="float" office:value="2340.46" calcext:value-type="float">
            <text:p>2340.46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39.35" calcext:value-type="float">
            <text:p>39.35</text:p>
          </table:table-cell>
          <table:table-cell office:value-type="float" office:value="436.758" calcext:value-type="float">
            <text:p>436.758</text:p>
          </table:table-cell>
          <table:table-cell office:value-type="float" office:value="225.274" calcext:value-type="float">
            <text:p>225.274</text:p>
          </table:table-cell>
          <table:table-cell office:value-type="float" office:value="62.4405" calcext:value-type="float">
            <text:p>62.4405</text:p>
          </table:table-cell>
          <table:table-cell office:value-type="float" office:value="680.442" calcext:value-type="float">
            <text:p>680.442</text:p>
          </table:table-cell>
          <table:table-cell office:value-type="float" office:value="2340.46" calcext:value-type="float">
            <text:p>2340.4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04.881" calcext:value-type="float">
            <text:p>404.881</text:p>
          </table:table-cell>
          <table:table-cell office:value-type="float" office:value="974.327" calcext:value-type="float">
            <text:p>974.32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04.567" calcext:value-type="float">
            <text:p>404.567</text:p>
          </table:table-cell>
          <table:table-cell office:value-type="float" office:value="974.327" calcext:value-type="float">
            <text:p>974.32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07.085" calcext:value-type="float">
            <text:p>407.085</text:p>
          </table:table-cell>
          <table:table-cell office:value-type="float" office:value="974.327" calcext:value-type="float">
            <text:p>974.32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08.179" calcext:value-type="float">
            <text:p>408.179</text:p>
          </table:table-cell>
          <table:table-cell office:value-type="float" office:value="974.327" calcext:value-type="float">
            <text:p>974.32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05.174" calcext:value-type="float">
            <text:p>405.174</text:p>
          </table:table-cell>
          <table:table-cell office:value-type="float" office:value="974.327" calcext:value-type="float">
            <text:p>974.32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04.468" calcext:value-type="float">
            <text:p>404.468</text:p>
          </table:table-cell>
          <table:table-cell office:value-type="float" office:value="974.327" calcext:value-type="float">
            <text:p>974.32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04.424" calcext:value-type="float">
            <text:p>404.424</text:p>
          </table:table-cell>
          <table:table-cell office:value-type="float" office:value="974.327" calcext:value-type="float">
            <text:p>974.32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03.185" calcext:value-type="float">
            <text:p>403.185</text:p>
          </table:table-cell>
          <table:table-cell office:value-type="float" office:value="974.327" calcext:value-type="float">
            <text:p>974.32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02.685" calcext:value-type="float">
            <text:p>402.685</text:p>
          </table:table-cell>
          <table:table-cell office:value-type="float" office:value="974.327" calcext:value-type="float">
            <text:p>974.32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158.606" calcext:value-type="float">
            <text:p>158.606</text:p>
          </table:table-cell>
          <table:table-cell office:value-type="float" office:value="305.962" calcext:value-type="float">
            <text:p>305.962</text:p>
          </table:table-cell>
          <table:table-cell office:value-type="float" office:value="446.665" calcext:value-type="float">
            <text:p>446.665</text:p>
          </table:table-cell>
          <table:table-cell office:value-type="float" office:value="503.307" calcext:value-type="float">
            <text:p>503.307</text:p>
          </table:table-cell>
          <table:table-cell office:value-type="float" office:value="401.951" calcext:value-type="float">
            <text:p>401.951</text:p>
          </table:table-cell>
          <table:table-cell office:value-type="float" office:value="974.327" calcext:value-type="float">
            <text:p>974.32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735.228" calcext:value-type="float">
            <text:p>735.228</text:p>
          </table:table-cell>
          <table:table-cell office:value-type="float" office:value="1810.77" calcext:value-type="float">
            <text:p>1810.7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741.78" calcext:value-type="float">
            <text:p>741.78</text:p>
          </table:table-cell>
          <table:table-cell office:value-type="float" office:value="1810.77" calcext:value-type="float">
            <text:p>1810.7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746.032" calcext:value-type="float">
            <text:p>746.032</text:p>
          </table:table-cell>
          <table:table-cell office:value-type="float" office:value="1810.77" calcext:value-type="float">
            <text:p>1810.7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736.702" calcext:value-type="float">
            <text:p>736.702</text:p>
          </table:table-cell>
          <table:table-cell office:value-type="float" office:value="1810.77" calcext:value-type="float">
            <text:p>1810.7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735.642" calcext:value-type="float">
            <text:p>735.642</text:p>
          </table:table-cell>
          <table:table-cell office:value-type="float" office:value="1810.77" calcext:value-type="float">
            <text:p>1810.7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731.519" calcext:value-type="float">
            <text:p>731.519</text:p>
          </table:table-cell>
          <table:table-cell office:value-type="float" office:value="1810.77" calcext:value-type="float">
            <text:p>1810.7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738.591" calcext:value-type="float">
            <text:p>738.591</text:p>
          </table:table-cell>
          <table:table-cell office:value-type="float" office:value="1810.77" calcext:value-type="float">
            <text:p>1810.7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738.174" calcext:value-type="float">
            <text:p>738.174</text:p>
          </table:table-cell>
          <table:table-cell office:value-type="float" office:value="1810.77" calcext:value-type="float">
            <text:p>1810.7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739.908" calcext:value-type="float">
            <text:p>739.908</text:p>
          </table:table-cell>
          <table:table-cell office:value-type="float" office:value="1810.77" calcext:value-type="float">
            <text:p>1810.77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239.31" calcext:value-type="float">
            <text:p>239.31</text:p>
          </table:table-cell>
          <table:table-cell office:value-type="float" office:value="448.381" calcext:value-type="float">
            <text:p>448.381</text:p>
          </table:table-cell>
          <table:table-cell office:value-type="float" office:value="151.587" calcext:value-type="float">
            <text:p>151.587</text:p>
          </table:table-cell>
          <table:table-cell office:value-type="float" office:value="67.221" calcext:value-type="float">
            <text:p>67.221</text:p>
          </table:table-cell>
          <table:table-cell office:value-type="float" office:value="736.049" calcext:value-type="float">
            <text:p>736.049</text:p>
          </table:table-cell>
          <table:table-cell office:value-type="float" office:value="1810.77" calcext:value-type="float">
            <text:p>1810.7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04.273" calcext:value-type="float">
            <text:p>104.273</text:p>
          </table:table-cell>
          <table:table-cell office:value-type="float" office:value="755.463" calcext:value-type="float">
            <text:p>755.46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05.408" calcext:value-type="float">
            <text:p>105.408</text:p>
          </table:table-cell>
          <table:table-cell office:value-type="float" office:value="755.463" calcext:value-type="float">
            <text:p>755.46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04.889" calcext:value-type="float">
            <text:p>104.889</text:p>
          </table:table-cell>
          <table:table-cell office:value-type="float" office:value="755.463" calcext:value-type="float">
            <text:p>755.46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05.507" calcext:value-type="float">
            <text:p>105.507</text:p>
          </table:table-cell>
          <table:table-cell office:value-type="float" office:value="755.463" calcext:value-type="float">
            <text:p>755.46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08.322" calcext:value-type="float">
            <text:p>108.322</text:p>
          </table:table-cell>
          <table:table-cell office:value-type="float" office:value="755.463" calcext:value-type="float">
            <text:p>755.46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09.124" calcext:value-type="float">
            <text:p>109.124</text:p>
          </table:table-cell>
          <table:table-cell office:value-type="float" office:value="755.463" calcext:value-type="float">
            <text:p>755.46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08.596" calcext:value-type="float">
            <text:p>108.596</text:p>
          </table:table-cell>
          <table:table-cell office:value-type="float" office:value="755.463" calcext:value-type="float">
            <text:p>755.46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08.309" calcext:value-type="float">
            <text:p>108.309</text:p>
          </table:table-cell>
          <table:table-cell office:value-type="float" office:value="755.463" calcext:value-type="float">
            <text:p>755.46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06.51" calcext:value-type="float">
            <text:p>106.51</text:p>
          </table:table-cell>
          <table:table-cell office:value-type="float" office:value="755.463" calcext:value-type="float">
            <text:p>755.463</text:p>
          </table:table-cell>
        </table:table-row>
        <table:table-row table:style-name="ro1">
          <table:table-cell office:value-type="string" calcext:value-type="string">
            <text:p>labirynt4.pgm</text:p>
          </table:table-cell>
          <table:table-cell office:value-type="string" calcext:value-type="string">
            <text:p>astar</text:p>
          </table:table-cell>
          <table:table-cell office:value-type="float" office:value="431.523" calcext:value-type="float">
            <text:p>431.523</text:p>
          </table:table-cell>
          <table:table-cell office:value-type="float" office:value="337.427" calcext:value-type="float">
            <text:p>337.427</text:p>
          </table:table-cell>
          <table:table-cell office:value-type="float" office:value="304.865" calcext:value-type="float">
            <text:p>304.865</text:p>
          </table:table-cell>
          <table:table-cell office:value-type="float" office:value="223.413" calcext:value-type="float">
            <text:p>223.413</text:p>
          </table:table-cell>
          <table:table-cell office:value-type="float" office:value="108.029" calcext:value-type="float">
            <text:p>108.029</text:p>
          </table:table-cell>
          <table:table-cell office:value-type="float" office:value="755.463" calcext:value-type="float">
            <text:p>755.46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53.752" calcext:value-type="float">
            <text:p>853.752</text:p>
          </table:table-cell>
          <table:table-cell office:value-type="float" office:value="2493.83" calcext:value-type="float">
            <text:p>2493.83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52.131" calcext:value-type="float">
            <text:p>852.131</text:p>
          </table:table-cell>
          <table:table-cell office:value-type="float" office:value="2493.83" calcext:value-type="float">
            <text:p>2493.83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67.265" calcext:value-type="float">
            <text:p>867.265</text:p>
          </table:table-cell>
          <table:table-cell office:value-type="float" office:value="2493.83" calcext:value-type="float">
            <text:p>2493.83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65.598" calcext:value-type="float">
            <text:p>865.598</text:p>
          </table:table-cell>
          <table:table-cell office:value-type="float" office:value="2493.83" calcext:value-type="float">
            <text:p>2493.83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53.034" calcext:value-type="float">
            <text:p>853.034</text:p>
          </table:table-cell>
          <table:table-cell office:value-type="float" office:value="2493.83" calcext:value-type="float">
            <text:p>2493.83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58.827" calcext:value-type="float">
            <text:p>858.827</text:p>
          </table:table-cell>
          <table:table-cell office:value-type="float" office:value="2493.83" calcext:value-type="float">
            <text:p>2493.83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73.428" calcext:value-type="float">
            <text:p>873.428</text:p>
          </table:table-cell>
          <table:table-cell office:value-type="float" office:value="2493.83" calcext:value-type="float">
            <text:p>2493.83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70.042" calcext:value-type="float">
            <text:p>870.042</text:p>
          </table:table-cell>
          <table:table-cell office:value-type="float" office:value="2493.83" calcext:value-type="float">
            <text:p>2493.83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72.456" calcext:value-type="float">
            <text:p>872.456</text:p>
          </table:table-cell>
          <table:table-cell office:value-type="float" office:value="2493.83" calcext:value-type="float">
            <text:p>2493.83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82.4" calcext:value-type="float">
            <text:p>182.4</text:p>
          </table:table-cell>
          <table:table-cell office:value-type="float" office:value="300.611" calcext:value-type="float">
            <text:p>300.611</text:p>
          </table:table-cell>
          <table:table-cell office:value-type="float" office:value="76.5293" calcext:value-type="float">
            <text:p>76.5293</text:p>
          </table:table-cell>
          <table:table-cell office:value-type="float" office:value="87.6742" calcext:value-type="float">
            <text:p>87.6742</text:p>
          </table:table-cell>
          <table:table-cell office:value-type="float" office:value="868.689" calcext:value-type="float">
            <text:p>868.689</text:p>
          </table:table-cell>
          <table:table-cell office:value-type="float" office:value="2493.83" calcext:value-type="float">
            <text:p>2493.8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699.131" calcext:value-type="float">
            <text:p>699.131</text:p>
          </table:table-cell>
          <table:table-cell office:value-type="float" office:value="2057.38" calcext:value-type="float">
            <text:p>2057.3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661.346" calcext:value-type="float">
            <text:p>661.346</text:p>
          </table:table-cell>
          <table:table-cell office:value-type="float" office:value="2057.38" calcext:value-type="float">
            <text:p>2057.3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669.467" calcext:value-type="float">
            <text:p>669.467</text:p>
          </table:table-cell>
          <table:table-cell office:value-type="float" office:value="2057.38" calcext:value-type="float">
            <text:p>2057.3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663.476" calcext:value-type="float">
            <text:p>663.476</text:p>
          </table:table-cell>
          <table:table-cell office:value-type="float" office:value="2057.38" calcext:value-type="float">
            <text:p>2057.3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676.323" calcext:value-type="float">
            <text:p>676.323</text:p>
          </table:table-cell>
          <table:table-cell office:value-type="float" office:value="2057.38" calcext:value-type="float">
            <text:p>2057.3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671.194" calcext:value-type="float">
            <text:p>671.194</text:p>
          </table:table-cell>
          <table:table-cell office:value-type="float" office:value="2057.38" calcext:value-type="float">
            <text:p>2057.3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665.697" calcext:value-type="float">
            <text:p>665.697</text:p>
          </table:table-cell>
          <table:table-cell office:value-type="float" office:value="2057.38" calcext:value-type="float">
            <text:p>2057.3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654.44" calcext:value-type="float">
            <text:p>654.44</text:p>
          </table:table-cell>
          <table:table-cell office:value-type="float" office:value="2057.38" calcext:value-type="float">
            <text:p>2057.3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657.756" calcext:value-type="float">
            <text:p>657.756</text:p>
          </table:table-cell>
          <table:table-cell office:value-type="float" office:value="2057.38" calcext:value-type="float">
            <text:p>2057.3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03.348" calcext:value-type="float">
            <text:p>203.348</text:p>
          </table:table-cell>
          <table:table-cell office:value-type="float" office:value="326.631" calcext:value-type="float">
            <text:p>326.631</text:p>
          </table:table-cell>
          <table:table-cell office:value-type="float" office:value="190.73" calcext:value-type="float">
            <text:p>190.73</text:p>
          </table:table-cell>
          <table:table-cell office:value-type="float" office:value="1.23226" calcext:value-type="float">
            <text:p>1.23226</text:p>
          </table:table-cell>
          <table:table-cell office:value-type="float" office:value="655.635" calcext:value-type="float">
            <text:p>655.635</text:p>
          </table:table-cell>
          <table:table-cell office:value-type="float" office:value="2057.38" calcext:value-type="float">
            <text:p>2057.3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178.784" calcext:value-type="float">
            <text:p>178.784</text:p>
          </table:table-cell>
          <table:table-cell office:value-type="float" office:value="1057.04" calcext:value-type="float">
            <text:p>1057.0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183.156" calcext:value-type="float">
            <text:p>183.156</text:p>
          </table:table-cell>
          <table:table-cell office:value-type="float" office:value="1057.04" calcext:value-type="float">
            <text:p>1057.0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176.853" calcext:value-type="float">
            <text:p>176.853</text:p>
          </table:table-cell>
          <table:table-cell office:value-type="float" office:value="1057.04" calcext:value-type="float">
            <text:p>1057.0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177.006" calcext:value-type="float">
            <text:p>177.006</text:p>
          </table:table-cell>
          <table:table-cell office:value-type="float" office:value="1057.04" calcext:value-type="float">
            <text:p>1057.0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177.454" calcext:value-type="float">
            <text:p>177.454</text:p>
          </table:table-cell>
          <table:table-cell office:value-type="float" office:value="1057.04" calcext:value-type="float">
            <text:p>1057.0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178.658" calcext:value-type="float">
            <text:p>178.658</text:p>
          </table:table-cell>
          <table:table-cell office:value-type="float" office:value="1057.04" calcext:value-type="float">
            <text:p>1057.0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177.577" calcext:value-type="float">
            <text:p>177.577</text:p>
          </table:table-cell>
          <table:table-cell office:value-type="float" office:value="1057.04" calcext:value-type="float">
            <text:p>1057.0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180.913" calcext:value-type="float">
            <text:p>180.913</text:p>
          </table:table-cell>
          <table:table-cell office:value-type="float" office:value="1057.04" calcext:value-type="float">
            <text:p>1057.0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178.997" calcext:value-type="float">
            <text:p>178.997</text:p>
          </table:table-cell>
          <table:table-cell office:value-type="float" office:value="1057.04" calcext:value-type="float">
            <text:p>1057.04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280.994" calcext:value-type="float">
            <text:p>280.994</text:p>
          </table:table-cell>
          <table:table-cell office:value-type="float" office:value="65.0096" calcext:value-type="float">
            <text:p>65.0096</text:p>
          </table:table-cell>
          <table:table-cell office:value-type="float" office:value="40.8539" calcext:value-type="float">
            <text:p>40.8539</text:p>
          </table:table-cell>
          <table:table-cell office:value-type="float" office:value="120.34" calcext:value-type="float">
            <text:p>120.34</text:p>
          </table:table-cell>
          <table:table-cell office:value-type="float" office:value="178.399" calcext:value-type="float">
            <text:p>178.399</text:p>
          </table:table-cell>
          <table:table-cell office:value-type="float" office:value="1057.04" calcext:value-type="float">
            <text:p>1057.0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347.134" calcext:value-type="float">
            <text:p>347.134</text:p>
          </table:table-cell>
          <table:table-cell office:value-type="float" office:value="1194.28" calcext:value-type="float">
            <text:p>1194.2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355.11" calcext:value-type="float">
            <text:p>355.11</text:p>
          </table:table-cell>
          <table:table-cell office:value-type="float" office:value="1194.28" calcext:value-type="float">
            <text:p>1194.2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347.399" calcext:value-type="float">
            <text:p>347.399</text:p>
          </table:table-cell>
          <table:table-cell office:value-type="float" office:value="1194.28" calcext:value-type="float">
            <text:p>1194.2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346.003" calcext:value-type="float">
            <text:p>346.003</text:p>
          </table:table-cell>
          <table:table-cell office:value-type="float" office:value="1194.28" calcext:value-type="float">
            <text:p>1194.2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348.644" calcext:value-type="float">
            <text:p>348.644</text:p>
          </table:table-cell>
          <table:table-cell office:value-type="float" office:value="1194.28" calcext:value-type="float">
            <text:p>1194.2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345.679" calcext:value-type="float">
            <text:p>345.679</text:p>
          </table:table-cell>
          <table:table-cell office:value-type="float" office:value="1194.28" calcext:value-type="float">
            <text:p>1194.2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345.782" calcext:value-type="float">
            <text:p>345.782</text:p>
          </table:table-cell>
          <table:table-cell office:value-type="float" office:value="1194.28" calcext:value-type="float">
            <text:p>1194.2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346.392" calcext:value-type="float">
            <text:p>346.392</text:p>
          </table:table-cell>
          <table:table-cell office:value-type="float" office:value="1194.28" calcext:value-type="float">
            <text:p>1194.2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345.978" calcext:value-type="float">
            <text:p>345.978</text:p>
          </table:table-cell>
          <table:table-cell office:value-type="float" office:value="1194.28" calcext:value-type="float">
            <text:p>1194.28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337.902" calcext:value-type="float">
            <text:p>337.902</text:p>
          </table:table-cell>
          <table:table-cell office:value-type="float" office:value="110.056" calcext:value-type="float">
            <text:p>110.056</text:p>
          </table:table-cell>
          <table:table-cell office:value-type="float" office:value="103.96" calcext:value-type="float">
            <text:p>103.96</text:p>
          </table:table-cell>
          <table:table-cell office:value-type="float" office:value="196.027" calcext:value-type="float">
            <text:p>196.027</text:p>
          </table:table-cell>
          <table:table-cell office:value-type="float" office:value="345.895" calcext:value-type="float">
            <text:p>345.895</text:p>
          </table:table-cell>
          <table:table-cell office:value-type="float" office:value="1194.28" calcext:value-type="float">
            <text:p>1194.2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35.09" calcext:value-type="float">
            <text:p>135.09</text:p>
          </table:table-cell>
          <table:table-cell office:value-type="float" office:value="875.849" calcext:value-type="float">
            <text:p>875.849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34.032" calcext:value-type="float">
            <text:p>134.032</text:p>
          </table:table-cell>
          <table:table-cell office:value-type="float" office:value="875.849" calcext:value-type="float">
            <text:p>875.849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33.952" calcext:value-type="float">
            <text:p>133.952</text:p>
          </table:table-cell>
          <table:table-cell office:value-type="float" office:value="875.849" calcext:value-type="float">
            <text:p>875.849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33.635" calcext:value-type="float">
            <text:p>133.635</text:p>
          </table:table-cell>
          <table:table-cell office:value-type="float" office:value="875.849" calcext:value-type="float">
            <text:p>875.849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33.596" calcext:value-type="float">
            <text:p>133.596</text:p>
          </table:table-cell>
          <table:table-cell office:value-type="float" office:value="875.849" calcext:value-type="float">
            <text:p>875.849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34.265" calcext:value-type="float">
            <text:p>134.265</text:p>
          </table:table-cell>
          <table:table-cell office:value-type="float" office:value="875.849" calcext:value-type="float">
            <text:p>875.849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33.472" calcext:value-type="float">
            <text:p>133.472</text:p>
          </table:table-cell>
          <table:table-cell office:value-type="float" office:value="875.849" calcext:value-type="float">
            <text:p>875.849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38.011" calcext:value-type="float">
            <text:p>138.011</text:p>
          </table:table-cell>
          <table:table-cell office:value-type="float" office:value="875.849" calcext:value-type="float">
            <text:p>875.849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34.209" calcext:value-type="float">
            <text:p>134.209</text:p>
          </table:table-cell>
          <table:table-cell office:value-type="float" office:value="875.849" calcext:value-type="float">
            <text:p>875.849</text:p>
          </table:table-cell>
        </table:table-row>
        <table:table-row table:style-name="ro1">
          <table:table-cell office:value-type="string" calcext:value-type="string">
            <text:p>labirynt5.pgm</text:p>
          </table:table-cell>
          <table:table-cell office:value-type="string" calcext:value-type="string">
            <text:p>astar</text:p>
          </table:table-cell>
          <table:table-cell office:value-type="float" office:value="115.135" calcext:value-type="float">
            <text:p>115.135</text:p>
          </table:table-cell>
          <table:table-cell office:value-type="float" office:value="58.7002" calcext:value-type="float">
            <text:p>58.7002</text:p>
          </table:table-cell>
          <table:table-cell office:value-type="float" office:value="298.505" calcext:value-type="float">
            <text:p>298.505</text:p>
          </table:table-cell>
          <table:table-cell office:value-type="float" office:value="119.112" calcext:value-type="float">
            <text:p>119.112</text:p>
          </table:table-cell>
          <table:table-cell office:value-type="float" office:value="135.454" calcext:value-type="float">
            <text:p>135.454</text:p>
          </table:table-cell>
          <table:table-cell office:value-type="float" office:value="875.849" calcext:value-type="float">
            <text:p>875.849</text:p>
          </table:table-cell>
        </table:table-row>
        <table:table-row table:style-name="ro1">
          <table:table-cell table:number-columns-repeated="6"/>
          <table:table-cell table:formula="of:=AVERAGE([.G1:.G178])" office:value-type="float" office:value="557.570513333334" calcext:value-type="float">
            <text:p>557.570513333334</text:p>
          </table:table-cell>
          <table:table-cell table:formula="of:=AVERAGE([.H1:.H178])" office:value-type="float" office:value="1624.3246" calcext:value-type="float">
            <text:p>1624.32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3T11:08:44.867215408</dc:date>
    <meta:editing-duration>PT4M3S</meta:editing-duration>
    <meta:editing-cycles>1</meta:editing-cycles>
    <meta:document-statistic meta:table-count="1" meta:cell-count="1202" meta:object-count="0"/>
    <meta:generator>LibreOffice/6.0.7.3$Linux_X86_64 LibreOffice_project/00m0$Build-3</meta:generator>
  </office:meta>
</office:document-meta>
</file>